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Event.TextEvent( ParsingContext parsingContext , Locator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Event.ge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Event.getSubstit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Event.characters( ObjectModel objectModel , ExecutionContext executionContext , TextEvent event , Char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